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6.16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om français (forme courte)</text:p>
          </table:table-cell>
          <table:table-cell table:style-name="ce2" office:value-type="string" calcext:value-type="string">
            <text:p>Date d'adhésion</text:p>
          </table:table-cell>
          <table:table-cell table:style-name="ce2" office:value-type="string" calcext:value-type="string">
            <text:p>Code (ISO 3166)</text:p>
          </table:table-cell>
          <table:table-cell table:style-name="ce2" office:value-type="string" calcext:value-type="string">
            <text:p>Nom local (forme courte)</text:p>
          </table:table-cell>
          <table:table-cell table:style-name="ce2" office:value-type="string" calcext:value-type="string">
            <text:p>Capitale</text:p>
          </table:table-cell>
          <table:table-cell table:style-name="ce2" office:value-type="string" calcext:value-type="string">
            <text:p>Langue(s) officielle(s)</text:p>
          </table:table-cell>
          <table:table-cell table:style-name="ce2" office:value-type="string" calcext:value-type="string">
            <text:p>Monnaie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nd (de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allemand (de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que, België, Belgien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rançais (fr), néerlandais (nl), allemand (de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България (Bălgaria)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ulgare (bg)</text:p>
          </table:table-cell>
          <table:table-cell office:value-type="string" calcext:value-type="string">
            <text:p>lev (BGN)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Κύπρος (Kýpros), Kıbrıs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grec (el), turc (tr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01/07/20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atska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croate (hr)</text:p>
          </table:table-cell>
          <table:table-cell office:value-type="string" calcext:value-type="string">
            <text:p>kuna (HRK)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01/01/197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nmark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anois (da)</text:p>
          </table:table-cell>
          <table:table-cell office:value-type="string" calcext:value-type="string">
            <text:p>couronne (DKK)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01/01/19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gnol (es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stonien (et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Suomi, 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nois (fi), suédois (sv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is (fr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01/01/1981</text:p>
          </table:table-cell>
          <table:table-cell office:value-type="string" calcext:value-type="string">
            <text:p>EL, GR</text:p>
          </table:table-cell>
          <table:table-cell office:value-type="string" calcext:value-type="string">
            <text:p>Ελλάδα (Elláda), Ελλάς (Ellás)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grec (el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agyarország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ongrois (hu)</text:p>
          </table:table-cell>
          <table:table-cell office:value-type="string" calcext:value-type="string">
            <text:p>forint (HUF)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01/01/197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Éire, 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is (ga), anglais (en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ien (it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j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letton (lv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etuv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lituanien (lt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ëtzebuerg, Luxembourg, Luxemburg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embourgeois (lb), français (fr), allemand (de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a Valette</text:p>
          </table:table-cell>
          <table:table-cell office:value-type="string" calcext:value-type="string">
            <text:p>maltais (mt), anglais (en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25/03/19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derland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éerlandais (nl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ska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polonais (pl)</text:p>
          </table:table-cell>
          <table:table-cell office:value-type="string" calcext:value-type="string">
            <text:p>złoty (PLN)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01/01/198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is (pt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Tchéqu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Česko (ou Česká republika)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tchèque (cz)</text:p>
          </table:table-cell>
          <table:table-cell office:value-type="string" calcext:value-type="string">
            <text:p>couronne (CZK)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ânia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roumain (ro)</text:p>
          </table:table-cell>
          <table:table-cell office:value-type="string" calcext:value-type="string">
            <text:p>leu (RON)</text:p>
          </table:table-cell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ensko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lovaque (sk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01/05/20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j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slovène (sl)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verige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uédois (sv)</text:p>
          </table:table-cell>
          <table:table-cell office:value-type="string" calcext:value-type="string">
            <text:p>couronne (SE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5:42:07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9-26T15:42:16.437000000</dc:date>
    <meta:editing-duration>PT8S</meta:editing-duration>
    <meta:editing-cycles>1</meta:editing-cycles>
    <meta:document-statistic meta:table-count="1" meta:cell-count="196" meta:object-count="0"/>
  </office:meta>
</office:document-meta>
</file>